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math.h&gt;</text:p>
      <text:p text:style-name="Standard">#include &lt;stdio.h&gt;</text:p>
      <text:p text:style-name="Standard">#include &lt;stdlib.h&gt;</text:p>
      <text:p text:style-name="Standard">#define NUMBER_OF_FRAMES 2097152 <text:s/>// 8 GB / 4 KB(2^21)</text:p>
      <text:p text:style-name="Standard">#define MIN_FRAMES 20</text:p>
      <text:p text:style-name="Standard">/*</text:p>
      <text:p text:style-name="Standard">Assumptions:</text:p>
      <text:p text:style-name="Standard">RAM: 8 GB</text:p>
      <text:p text:style-name="Standard">Page/Frame Size: 4 KB</text:p>
      <text:p text:style-name="Standard">*/</text:p>
      <text:p text:style-name="Standard"/>
      <text:p text:style-name="Standard">int main(int argc, char const *argv[]) {</text:p>
      <text:p text:style-name="Standard"><text:s text:c="4"/>int numberOfProcesses, totalProcessSize = 0;</text:p>
      <text:p text:style-name="Standard"><text:s text:c="4"/>printf("Enter the number of processes: ");</text:p>
      <text:p text:style-name="Standard"><text:s text:c="4"/>scanf("%d", &amp;numberOfProcesses);</text:p>
      <text:p text:style-name="Standard"><text:s text:c="4"/>int processSizes[numberOfProcesses], minProcessSize;</text:p>
      <text:p text:style-name="Standard"><text:s text:c="4"/>for (int i = 0; i &lt; numberOfProcesses; i++) {</text:p>
      <text:p text:style-name="Standard"><text:s text:c="8"/>printf(</text:p>
      <text:p text:style-name="Standard"><text:s text:c="12"/>"Enter the minimun recommended process size for process %d in MB: ",</text:p>
      <text:p text:style-name="Standard"><text:s text:c="12"/>i + 1);</text:p>
      <text:p text:style-name="Standard"><text:s text:c="8"/>scanf("%d", &amp;minProcessSize);</text:p>
      <text:p text:style-name="Standard"><text:s text:c="8"/>processSizes[i] =</text:p>
      <text:p text:style-name="Standard"><text:s text:c="12"/>(rand() % (int)((minProcessSize * 0.2 + 1)) + minProcessSize);</text:p>
      <text:p text:style-name="Standard"><text:s text:c="8"/>totalProcessSize += processSizes[i];</text:p>
      <text:p text:style-name="Standard"><text:s text:c="4"/>}</text:p>
      <text:p text:style-name="Standard"><text:s text:c="4"/>// Allocation</text:p>
      <text:p text:style-name="Standard"><text:s text:c="4"/>int remainingFrames = NUMBER_OF_FRAMES;</text:p>
      <text:p text:style-name="Standard"><text:s text:c="4"/>for (int i = 0; i &lt; numberOfProcesses; i++) {</text:p>
      <text:p text:style-name="Standard"><text:s text:c="8"/>int allocatedFrames = (processSizes[i] * 256);</text:p>
      <text:p text:style-name="Standard"><text:s text:c="8"/>remainingFrames -= allocatedFrames;</text:p>
      <text:p text:style-name="Standard"><text:s text:c="8"/>printf(</text:p>
      <text:p text:style-name="Standard"><text:s text:c="12"/>"Process %d was allocated %d frames and has process size of %d "</text:p>
      <text:p text:style-name="Standard"><text:s text:c="12"/>"MB\n",</text:p>
      <text:p text:style-name="Standard"><text:s text:c="12"/>i + 1, allocatedFrames, processSizes[i]);</text:p>
      <text:p text:style-name="Standard"><text:s text:c="4"/>}</text:p>
      <text:p text:style-name="Standard"><text:s text:c="4"/>printf("Remaining frames: %d\n", remainingFrames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5:04.304784581</meta:creation-date>
    <dc:date>2018-11-12T11:05:34.652034387</dc:date>
    <meta:editing-duration>PT31S</meta:editing-duration>
    <meta:editing-cycles>1</meta:editing-cycles>
    <meta:document-statistic meta:table-count="0" meta:image-count="0" meta:object-count="0" meta:page-count="1" meta:paragraph-count="37" meta:word-count="147" meta:character-count="1191" meta:non-whitespace-character-count="904"/>
    <meta:generator>LibreOffice/6.0.6.2$Linux_X86_64 LibreOffice_project/00m0$Build-2</meta:generator>
  </office:meta>
</office:document-meta>
</file>